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officeooo:rsid="000d10d7"/>
    </style:style>
    <style:style style:name="P2" style:family="paragraph" style:parent-style-name="Standard">
      <style:paragraph-properties fo:text-align="end" style:justify-single-word="false"/>
      <style:text-properties fo:language="de" fo:country="DE" officeooo:rsid="000d10d7" officeooo:paragraph-rsid="000d10d7"/>
    </style:style>
    <style:style style:name="P3" style:family="paragraph" style:parent-style-name="Standard">
      <style:text-properties fo:language="de" fo:country="DE" officeooo:rsid="000d10d7" officeooo:paragraph-rsid="000d10d7"/>
    </style:style>
    <style:style style:name="P4" style:family="paragraph" style:parent-style-name="Standard">
      <style:text-properties fo:language="de" fo:country="DE" officeooo:rsid="000d54dd" officeooo:paragraph-rsid="000d54dd"/>
    </style:style>
    <style:style style:name="T1" style:family="text">
      <style:text-properties officeooo:rsid="000d54dd"/>
    </style:style>
    <style:style style:name="T2" style:family="text">
      <style:text-properties officeooo:rsid="000e510f"/>
    </style:style>
    <style:style style:name="T3" style:family="text">
      <style:text-properties officeooo:rsid="000e547a"/>
    </style:style>
    <style:style style:name="T4" style:family="text">
      <style:text-properties officeooo:rsid="000fad2e"/>
    </style:style>
    <style:style style:name="T5" style:family="text">
      <style:text-properties officeooo:rsid="00118a06"/>
    </style:style>
    <style:style style:name="T6" style:family="text">
      <style:text-properties officeooo:rsid="001469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Mai 2015</text:p>
      <text:p text:style-name="P1">Sehr geehrte Lehrerinnen, sehr geehrte Lehrer!</text:p>
      <text:p text:style-name="P1"/>
      <text:p text:style-name="P3">Mit Bedauern stelle ich fest, dass die Anzahl und Schwere der Vorfälle von Mobbing und Bullying offline und online, weltweit und in unserer Schule steigen. So fühle ich mich in meiner Position als Schulsprecher dazu verpflichtet, in diesem Schreiben vor den Gefahren dieser Phänomene zu warnen und Sie zu bitten, dieser Thematik mehr Aufmerksamkeit zu schenken und diesbezüglich im Unterricht mehr Aufklärungsarbeit zu verrichten. </text:p>
      <text:p text:style-name="P3"/>
      <text:p text:style-name="P3">Zunächst möchte ich mich jedoch auf einen thematisch verwandten Text beziehen. Der Bericht „Mobbing übers Internet trieb Mädchen in den Tod“, veröffentlicht am 20. Oktober 2012 in der „Tiroler Tageszeitung“, behandelt Formen, Folgen und mögliche Präventivmaßnahmen hinsichtlich Mobbing und Bullying in der Schule, mit speziellem Fokus auf ihre virtuellen Varianten. Dem Bericht zu Folge gebe es grundsätzlich zwei Formen der Schikane: das „klassische“, physische und psychische Mobbing in der Schule zum einen und das virtuelle, digitale „Cybermobbing“ in sozialen Netzwerken oder in Online-Spielen zum anderen. Die Konsequenzen dieser Akte der Gewalt, des Drangsalierens und des Schikanierens sind dabei verschieden, können jedoch – wie es der Fall der kanadischen Schülerin Amanda Todd zeigt – sogar in Selbstmord enden. Es stehe jedoch fest, dass die Belastung auf die Opfer von Cybermobbing größer ist als in Fällen der nicht-virtuellen, schulischen Schikane, da das Internet für viele Jugendliche einen unumgänglichen Bestandteil ihres Lebens darstelle.</text:p>
      <text:p text:style-name="P3"/>
      <text:p text:style-name="P3">Des Weiteren werden im Bericht der „Tiroler Tageszeitung“ Vorgehensweisen zur Behandlung und Beseitigung von virtuellem Mobbing unter Schülern genannt. Diese würden sich a<text:span text:style-name="T1">n</text:span> die gesamte Schulgemeinschaft richten, den Strategien zur Prävention von „klassischem“ Mobbing ähneln und ein „gemeinsam[es]“ Auftreten „gegen Gewalt“ als Ziel führen. Grund<text:span text:style-name="T1">sätzlich müsse man Heranwachsende zu „moralischem Handeln und Zivilcourage ermutig[en]“ und zu „ethischen digitalen Bürgern […] erziehen“. Dies könne beispielsweise durch Rollenspiele und Übungen gelingen, in welchen man lernt, in die Schuhe des Opfers zu schlüpfen und in Gewaltsituationen richtig einzuschreiten, sowohl off- als auch online.</text:span></text:p>
      <text:p text:style-name="P3"/>
      <text:p text:style-name="P4">Auch wenn die Evaluierung dieses Präventivprogramms positive Resultate <text:span text:style-name="T3">geliefert haben soll</text:span>, empfinde ich es realistisch gesehen als naiv und nur begrenzt effektiv. Auch Erwachsene werden tagtäglich zu „moralischem Handeln und Zivilcourage“ aufgefordert. Gewalt, Verbrechen und gebrochene Gesetze gibt es dennoch. Ein Appell an die Moral und Ethik der Menschen war schon immer eine idealistische und wenig realistische Maßnahme zur Prävention von Verbrechen – sei es Diebstahl, <text:span text:style-name="T6">Mord</text:span> oder eben Mobbing. </text:p>
      <text:p text:style-name="P4"/>
      <text:p text:style-name="P4">Effizienter und effektiver wäre es, wenn Lehrkräfte aufmerksam auf die Zeichen von Mobbing und Bullying in der Schule achten würden. Sitzt eine Schülerin im Unterricht allein, abgegrenzt von den anderen? Wird ein Schüler repetitiv ausgelacht und schikaniert? Muss eine Schülerin oder ein Schüler währen<text:span text:style-name="T4">d</text:span> der Pausen Erfahrungen mit Gewalt machen? Auf diese Situationen sollte das Lehrpersonal vorbereitet sein und reagieren <text:span text:style-name="T5">können</text:span>. Natürlich sind solche Warnhinweise bei den virtuellen Formen von Mobbing nicht gegeben. Daher ist es essentiell, dass sich eine Lehrkraft als Ansprechperson vermittelt. <text:span text:style-name="T2">So kann man</text:span> Opfer<text:span text:style-name="T2">n</text:span> von Mobbing einen Rettungsring <text:span text:style-name="T2">zuwerfen</text:span>, der ihre letzte Rettung vor dem Ertrinken im Strudel der Gewalt sein könnte. </text:p>
      <text:p text:style-name="P4"/>
      <text:p text:style-name="P4">Ich appelliere daher an Sie, Aufklärungsarbeit im Unterricht zu leisten und vor den Gräueln und Gefahren von Mobbing sowohl in der virtuellen als auch in der echten Welt zu warnen! Ich fordere Sie dazu auf, auf die Zeichen von Bullying in der Schule zu achten! Vor allem bitte ich Sie aber darum, für die Schülerinnen und Schüler unserer Schule eine Anspruchsperson bezüglich dieser Angelegenheiten zu sein und sie so vor einer schrecklichen Schulzeit und womöglich sogar vor dem <text:soft-page-break/>Selbstmord zu bewahren!</text:p>
      <text:p text:style-name="P4"/>
      <text:p text:style-name="P4">Mit freundlichen Grüßen</text:p>
      <text:p text:style-name="P4"/>
      <text:p text:style-name="P4">Peter Goldsbor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0:19:36.778311000</meta:creation-date>
    <dc:date>2015-05-04T18:16:12.390492000</dc:date>
    <meta:editing-duration>PT12M54S</meta:editing-duration>
    <meta:editing-cycles>7</meta:editing-cycles>
    <meta:generator>LibreOffice/4.3.2.2$MacOSX_X86_64 LibreOffice_project/edfb5295ba211bd31ad47d0bad0118690f76407d</meta:generator>
    <meta:document-statistic meta:table-count="0" meta:image-count="0" meta:object-count="0" meta:page-count="2" meta:paragraph-count="10" meta:word-count="572" meta:character-count="4018" meta:non-whitespace-character-count="3450"/>
  </office:meta>
</office:document-meta>
</file>